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left="3.21cm" fo:margin-right="0cm" fo:text-indent="-3.21cm" style:auto-text-indent="fals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-asian="標楷體"/>
    </style:style>
    <style:style style:name="T4" style:family="text">
      <style:text-properties fo:font-weight="normal" style:font-name-asian="標楷體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數位邏輯實驗 — 作業八</text:p>
      <text:p text:style-name="P1">系級：資工2A<text:tab/>姓名：林博仁<text:tab/>學號：09957010</text:p>
      <text:p text:style-name="P2"/>
      <text:p text:style-name="P6"><text:span text:style-name="T1"></text:span><text:span text:style-name="T2"> 實驗名稱：</text:span><text:span text:style-name="style31"><text:span text:style-name="T4">使用同步D Flip Flop</text:span></text:span><text:span text:style-name="style31"><text:span text:style-name="T3">、Codemap以及七段顯示器顯示學號</text:span></text:span></text:p>
      <text:p text:style-name="P5"><text:span text:style-name="T1"></text:span><text:span text:style-name="T2"> 實驗目的：</text:span></text:p>
      <text:list xml:id="list634797504" text:style-name="WW8Num1">
        <text:list-item>
          <text:p text:style-name="P4">DFF的應用</text:p>
        </text:list-item>
        <text:list-item>
          <text:p text:style-name="P4">使用卡諾圖化簡布林函數</text:p>
        </text:list-item>
      </text:list>
      <text:p text:style-name="P5"><text:span text:style-name="T1"></text:span><text:span text:style-name="T2"> 電路方塊圖：</text:span></text:p>
      <text:p text:style-name="P3"/>
      <text:p text:style-name="P5"><text:span text:style-name="T1"></text:span><text:span text:style-name="T2">學號真值表：</text:span></text:p>
      <text:p text:style-name="P3"/>
      <text:p text:style-name="P5"><text:span text:style-name="T1"></text:span><text:span text:style-name="T2">學號卡諾圖化簡(含布林函式)：</text:span></text:p>
      <text:p text:style-name="P3"/>
      <text:p text:style-name="P5"><text:span text:style-name="T1"></text:span><text:span text:style-name="T2"> Verilog HDL code：</text:span></text:p>
      <text:p text:style-name="P3"/>
      <text:p text:style-name="P5"><text:span text:style-name="T1"></text:span><text:span text:style-name="T2"> 模擬結果：</text:span></text:p>
      <text:p text:style-name="P3"/>
      <text:p text:style-name="P5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style31" style:family="text" style:parent-style-name="預設段落字型">
      <style:text-properties style:font-name="Courier New" fo:font-weight="bold" style:font-weight-asian="bold" style:font-name-complex="Courier New" style:font-weight-complex="bold"/>
    </style:style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26T20:18:00</meta:creation-date>
    <dc:creator>林博仁 </dc:creator>
    <dc:date>2012-05-09T10:02:32</dc:date>
    <meta:editing-cycles>4</meta:editing-cycles>
    <meta:editing-duration>PT6M</meta:editing-duration>
    <meta:document-statistic meta:table-count="0" meta:image-count="0" meta:object-count="0" meta:page-count="1" meta:paragraph-count="12" meta:word-count="63" meta:character-count="154" meta:non-whitespace-character-count="174"/>
    <meta:generator>LibreOffice/3.5$Linux_x86 LibreOffice_project/235ab8a-3802056-4a8fed3-2d66ea8-e241b80</meta:generator>
    <meta:user-defined meta:name="資訊 1"/>
    <meta:user-defined meta:name="資訊 2"/>
    <meta:user-defined meta:name="資訊 3"/>
    <meta:user-defined meta:name="資訊 4"/>
  </office:meta>
</office:document-meta>
</file>